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Jhjh <text:s/>jhghg <text:s/>jhgjhg <text:s/>jhgJhj</text:p>
      <text:p text:style-name="Standard">mm</text:p>
      <text:p text:style-name="Standard"/>
      <text:p text:style-name="Standard">kjkj <text:s/>jkhjhj</text:p>
      <text:p text:style-name="Standard">bbb jhjh</text:p>
      <text:p text:style-name="Standard">lkjk</text:p>
      <text:p text:style-name="Standard">gj</text:p>
      <text:p text:style-name="Standard">ghff <text:s/>hgyh</text:p>
      <text:p text:style-name="Standard">jhjh <text:s text:c="2"/>jhh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09-28T15:30:47.850096508</meta:creation-date>
    <meta:generator>Collabora_Office/6.4.10.6$Linux_X86_64 LibreOffice_project/16aec96177f83fc94a68350b72533479b577e438</meta:generator>
    <dc:date>2021-02-10T12:02:48.071487600</dc:date>
    <meta:editing-duration>PT34M30S</meta:editing-duration>
    <meta:editing-cycles>6</meta:editing-cycles>
    <meta:document-statistic meta:table-count="0" meta:image-count="0" meta:object-count="0" meta:page-count="1" meta:paragraph-count="8" meta:word-count="15" meta:character-count="76" meta:non-whitespace-character-count="62"/>
  </office:meta>
</office:document-meta>
</file>